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b07" officeooo:paragraph-rsid="0018bb07"/>
    </style:style>
    <style:style style:name="P2" style:family="paragraph" style:parent-style-name="Standard">
      <style:text-properties officeooo:rsid="0018bb07" officeooo:paragraph-rsid="0023e756"/>
    </style:style>
    <style:style style:name="P3" style:family="paragraph" style:parent-style-name="Standard">
      <style:text-properties officeooo:rsid="001a134f" officeooo:paragraph-rsid="001a134f"/>
    </style:style>
    <style:style style:name="P4" style:family="paragraph" style:parent-style-name="Standard">
      <style:text-properties officeooo:rsid="001a134f" officeooo:paragraph-rsid="0023e756"/>
    </style:style>
    <style:style style:name="P5" style:family="paragraph" style:parent-style-name="Standard">
      <style:text-properties officeooo:rsid="001b17f1" officeooo:paragraph-rsid="001b17f1"/>
    </style:style>
    <style:style style:name="P6" style:family="paragraph" style:parent-style-name="Standard">
      <style:text-properties officeooo:rsid="001b17f1" officeooo:paragraph-rsid="0022cdde"/>
    </style:style>
    <style:style style:name="P7" style:family="paragraph" style:parent-style-name="Standard">
      <style:text-properties officeooo:rsid="001b17f1" officeooo:paragraph-rsid="0024fc33"/>
    </style:style>
    <style:style style:name="P8" style:family="paragraph" style:parent-style-name="Standard">
      <style:text-properties officeooo:rsid="001bd32d" officeooo:paragraph-rsid="001bd32d"/>
    </style:style>
    <style:style style:name="P9" style:family="paragraph" style:parent-style-name="Standard">
      <style:text-properties officeooo:rsid="001bd32d" officeooo:paragraph-rsid="00257342"/>
    </style:style>
    <style:style style:name="P10" style:family="paragraph" style:parent-style-name="Standard">
      <style:text-properties officeooo:rsid="001c3a77" officeooo:paragraph-rsid="0023e756"/>
    </style:style>
    <style:style style:name="P11" style:family="paragraph" style:parent-style-name="Standard">
      <style:text-properties officeooo:rsid="001caa83" officeooo:paragraph-rsid="0023e756"/>
    </style:style>
    <style:style style:name="P12" style:family="paragraph" style:parent-style-name="Standard">
      <style:text-properties officeooo:rsid="001d4450" officeooo:paragraph-rsid="0023e756"/>
    </style:style>
    <style:style style:name="P13" style:family="paragraph" style:parent-style-name="Standard">
      <style:text-properties officeooo:rsid="001d4450" officeooo:paragraph-rsid="0024fc33"/>
    </style:style>
    <style:style style:name="P14" style:family="paragraph" style:parent-style-name="Standard">
      <style:text-properties officeooo:rsid="001f46d3" officeooo:paragraph-rsid="0023e756"/>
    </style:style>
    <style:style style:name="P15" style:family="paragraph" style:parent-style-name="Standard">
      <style:text-properties officeooo:rsid="0023e756" officeooo:paragraph-rsid="0023e756"/>
    </style:style>
    <style:style style:name="P16" style:family="paragraph" style:parent-style-name="Standard">
      <style:text-properties officeooo:rsid="0023e756" officeooo:paragraph-rsid="0018bb07"/>
    </style:style>
    <style:style style:name="P17" style:family="paragraph" style:parent-style-name="Standard">
      <style:text-properties fo:font-style="italic" style:text-underline-style="solid" style:text-underline-width="auto" style:text-underline-color="font-color" officeooo:rsid="0023e756" officeooo:paragraph-rsid="0023e756" style:font-style-asian="italic" style:font-style-complex="italic"/>
    </style:style>
    <style:style style:name="P18" style:family="paragraph" style:parent-style-name="Standard">
      <style:text-properties fo:font-style="normal" style:text-underline-style="solid" style:text-underline-width="auto" style:text-underline-color="font-color" officeooo:rsid="001c3a77" officeooo:paragraph-rsid="0023e756" style:font-style-asian="normal" style:font-style-complex="normal"/>
    </style:style>
    <style:style style:name="P19" style:family="paragraph" style:parent-style-name="Standard">
      <style:text-properties style:text-underline-style="solid" style:text-underline-width="auto" style:text-underline-color="font-color" officeooo:rsid="0018bb07" officeooo:paragraph-rsid="0018bb07"/>
    </style:style>
    <style:style style:name="P20" style:family="paragraph" style:parent-style-name="Standard">
      <style:text-properties style:text-underline-style="solid" style:text-underline-width="auto" style:text-underline-color="font-color" officeooo:rsid="001caa83" officeooo:paragraph-rsid="0023e756"/>
    </style:style>
    <style:style style:name="P21" style:family="paragraph" style:parent-style-name="Standard">
      <style:text-properties style:text-underline-style="solid" style:text-underline-width="auto" style:text-underline-color="font-color" officeooo:rsid="0024fc33" officeooo:paragraph-rsid="0024fc33"/>
    </style:style>
    <style:style style:name="P22" style:family="paragraph" style:parent-style-name="Standard">
      <style:text-properties style:text-underline-style="solid" style:text-underline-width="auto" style:text-underline-color="font-color" officeooo:rsid="001b17f1" officeooo:paragraph-rsid="001b17f1"/>
    </style:style>
    <style:style style:name="P23" style:family="paragraph" style:parent-style-name="Standard">
      <style:text-properties style:text-underline-style="solid" style:text-underline-width="auto" style:text-underline-color="font-color" officeooo:rsid="001bd32d" officeooo:paragraph-rsid="001bd32d"/>
    </style:style>
    <style:style style:name="P24" style:family="paragraph" style:parent-style-name="Standard">
      <style:text-properties officeooo:rsid="0024fc33" officeooo:paragraph-rsid="0024fc33"/>
    </style:style>
    <style:style style:name="P25" style:family="paragraph" style:parent-style-name="Standard">
      <style:text-properties officeooo:rsid="0024fc33" officeooo:paragraph-rsid="001bd32d"/>
    </style:style>
    <style:style style:name="P26" style:family="paragraph" style:parent-style-name="Standard">
      <style:text-properties officeooo:rsid="00257342" officeooo:paragraph-rsid="00257342"/>
    </style:style>
    <style:style style:name="P27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b17f1" officeooo:paragraph-rsid="001a134f"/>
    </style:style>
    <style:style style:name="P28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b17f1" officeooo:paragraph-rsid="001b17f1"/>
    </style:style>
    <style:style style:name="P29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bd32d" officeooo:paragraph-rsid="001bd32d"/>
    </style:style>
    <style:style style:name="P30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23e756" officeooo:paragraph-rsid="0023e756"/>
    </style:style>
    <style:style style:name="P31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24fc33" officeooo:paragraph-rsid="0024fc33"/>
    </style:style>
    <style:style style:name="P32" style:family="paragraph" style:parent-style-name="Standard">
      <style:paragraph-properties style:border-line-width-bottom="0.0047in 0.0047in 0.0047in" fo:padding="0.0291in" fo:border-left="none" fo:border-right="none" fo:border-top="none" fo:border-bottom="0.99pt double #000000" style:join-border="false"/>
      <style:text-properties officeooo:rsid="001eae04" officeooo:paragraph-rsid="001bd32d"/>
    </style:style>
    <style:style style:name="T1" style:family="text">
      <style:text-properties officeooo:rsid="001a134f"/>
    </style:style>
    <style:style style:name="T2" style:family="text">
      <style:text-properties officeooo:rsid="001b17f1"/>
    </style:style>
    <style:style style:name="T3" style:family="text">
      <style:text-properties officeooo:rsid="001f46d3"/>
    </style:style>
    <style:style style:name="T4" style:family="text">
      <style:text-properties officeooo:rsid="00212cd0"/>
    </style:style>
    <style:style style:name="T5" style:family="text">
      <style:text-properties officeooo:rsid="0022cdde"/>
    </style:style>
    <style:style style:name="T6" style:family="text">
      <style:text-properties officeooo:rsid="0023e756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23e756" style:font-weight-asian="bold" style:font-weight-complex="bold"/>
    </style:style>
    <style:style style:name="T9" style:family="text">
      <style:text-properties fo:font-weight="bold" officeooo:rsid="0024fc33" style:font-weight-asian="bold" style:font-weight-complex="bold"/>
    </style:style>
    <style:style style:name="T10" style:family="text">
      <style:text-properties fo:font-weight="bold" officeooo:rsid="00257342" style:font-weight-asian="bold" style:font-weight-complex="bold"/>
    </style:style>
    <style:style style:name="T11" style:family="text">
      <style:text-properties officeooo:rsid="0024fc33"/>
    </style:style>
    <style:style style:name="T12" style:family="text">
      <style:text-properties officeooo:rsid="0025734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pan text:style-name="T7">Use case </text:span><text:span text:style-name="T8">1</text:span>: Client initialization</text:p>
      <text:p text:style-name="P10">1. Client creates special entry for multicast <text:span text:style-name="T5">group </text:span>address 224.0.0.1 on its current in<text:span text:style-name="T5">t</text:span>erface <text:span text:style-name="T5">and saves it in its hashmap</text:span></text:p>
      <text:p text:style-name="P10">2. Client sends Report message <text:span text:style-name="T6">(is it necessary? verify with RFC)</text:span></text:p>
      <text:p text:style-name="P30"/>
      <text:p text:style-name="P15"/>
      <text:p text:style-name="P20"><text:span text:style-name="T7">Use case </text:span><text:span text:style-name="T8">2</text:span>: Router receives multicast packet</text:p>
      <text:p text:style-name="P11">1. Router looks up multicast <text:span text:style-name="T6">group’s </text:span>address of the packet</text:p>
      <text:p text:style-name="P11">2. Router forwards the packet <text:span text:style-name="T6">t</text:span>o interfaces that have <text:span text:style-name="T6">active </text:span>members <text:span text:style-name="T6">in</text:span> that particular <text:span text:style-name="T6">group</text:span> address</text:p>
      <text:p text:style-name="P11"/>
      <text:p text:style-name="P17">Router’s attributes:</text:p>
      <text:p text:style-name="P4">HashMap&lt; (interface, multicast addr<text:span text:style-name="T4">), </text:span><text:s/><text:span text:style-name="T4">counter &gt; <text:s/>// counts amount of unresponded General Queries</text:span></text:p>
      <text:p text:style-name="P4">HashMap&lt; (interface, multicast addr), <text:s/>(<text:span text:style-name="T3">group timer, </text:span>filter mode, source <text:span text:style-name="T3">records</text:span>)&gt; <text:s/>// <text:span text:style-name="T6">for forwarding</text:span></text:p>
      <text:p text:style-name="P14">SourceRecord = Vector&lt;src IP address, source timer&gt;</text:p>
      <text:p text:style-name="P30"/>
      <text:p text:style-name="P15"/>
      <text:p text:style-name="P19"><text:span text:style-name="T7">Use case </text:span><text:span text:style-name="T8">3</text:span>: Client joins multicast host group</text:p>
      <text:p text:style-name="P2">1. <text:span text:style-name="T1">C</text:span>lient <text:span text:style-name="T6">calls</text:span> join_group handler with <text:span text:style-name="T6">the</text:span> <text:span text:style-name="T6">group’s </text:span>multicast address <text:span text:style-name="T6">as the</text:span> argument</text:p>
      <text:p text:style-name="P1">2. <text:span text:style-name="T1">Client creates value (EXCLUDE, {}) and maps it to key (local network interface, group’s multicast address) to indicate that it accepts multicast packets from all sources to that group’s multicast address on this interface</text:span></text:p>
      <text:p text:style-name="P3">3. <text:span text:style-name="T2">Client sends Report message to Router</text:span></text:p>
      <text:p text:style-name="P12"><text:span text:style-name="T6">4. Router initializes group timer, source timers and counters.</text:span></text:p>
      <text:p text:style-name="P12"><text:span text:style-name="T6">5</text:span>. Router <text:span text:style-name="T6">maps</text:span> <text:span text:style-name="T6">the </text:span>(multicast address, interface) <text:span text:style-name="T6">key to the specified (group timer, filter-mode, source records) pair as entry to its hashmap.</text:span></text:p>
      <text:p text:style-name="P16"/>
      <text:p text:style-name="P6"><text:span text:style-name="T6">client’s </text:span>local IP address 192.168.2.1; dst port 1234</text:p>
      <text:p text:style-name="P6"><text:span text:style-name="T5">=&gt; </text:span>Socket(192.168.2.1:1234)</text:p>
      <text:p text:style-name="P1"/>
      <text:p text:style-name="P17">Client’s attributes:</text:p>
      <text:p text:style-name="P3">Socket<text:span text:style-name="T11">s</text:span> = Vector&lt;Socket&gt; <text:s/>// <text:span text:style-name="T6">vector of sockets (</text:span>local IP address + port number<text:span text:style-name="T6">)</text:span></text:p>
      <text:p text:style-name="P4">SocketState<text:span text:style-name="T11">s</text:span> = HashMap&lt; (<text:span text:style-name="T11">Socket, </text:span>interface, multicast addr), <text:s/>(Filter Mode , <text:span text:style-name="T6">Source List</text:span>)&gt;</text:p>
      <text:p text:style-name="P4"><text:span text:style-name="T6">Interface</text:span>State<text:span text:style-name="T11">s</text:span> = HashMap&lt; (interface, multicast addr), <text:s/>(Filter Mode , <text:span text:style-name="T6">Source List</text:span>)&gt;</text:p>
      <text:p text:style-name="P3"/>
      <text:p text:style-name="P3">Filter Mode = INCLUDE | EXCLUDE</text:p>
      <text:p text:style-name="P4"><text:span text:style-name="T6">Source List = Vector&lt;IPAddress&gt; <text:s/>// multicast server’s source IP addresses</text:span></text:p>
      <text:p text:style-name="P27"/>
      <text:p text:style-name="P5"/>
      <text:p text:style-name="P21"><text:span text:style-name="T7">Use case 4</text:span>: Router receives a Report message</text:p>
      <text:p text:style-name="P13"><text:span text:style-name="T11">1. Router checks whether the IGMP message is valid</text:span></text:p>
      <text:p text:style-name="P13"><text:span text:style-name="T11">2. Router initializes group timer, source timers and counters.</text:span></text:p>
      <text:p text:style-name="P13"><text:span text:style-name="T11">3</text:span>. Router <text:span text:style-name="T6">maps</text:span> <text:span text:style-name="T6">the </text:span>(interface, multicast address) <text:span text:style-name="T6">key to the specified (group timer, filter-mode, source records) pair as entry to its hashmap.</text:span></text:p>
      <text:p text:style-name="P31"/>
      <text:p text:style-name="P24"/>
      <text:p text:style-name="P22"><text:span text:style-name="T7">Use case </text:span><text:span text:style-name="T9">5</text:span>: Multicast router sends <text:span text:style-name="T11">G</text:span>eneral <text:span text:style-name="T11">Query message</text:span></text:p>
      <text:p text:style-name="P7"><text:span text:style-name="T11">1. Router increments the counter for every (interface, multicast addr) key in its hashmap</text:span></text:p>
      <text:p text:style-name="P7"><text:tab/><text:span text:style-name="T11">IF the counter exceeds [ROBUSTNESS VARIABLE]</text:span></text:p>
      <text:p text:style-name="P7"><text:tab/><text:tab/><text:span text:style-name="T11">THEN the group is regarded as memberless and is removed from hashmaps</text:span></text:p>
      <text:p text:style-name="P7"><text:tab/><text:span text:style-name="T11">ELSE</text:span></text:p>
      <text:p text:style-name="P28"><text:span text:style-name="T11"><text:tab/><text:tab/>2</text:span>. Router <text:span text:style-name="T11">calls </text:span>generalQuery handler <text:span text:style-name="T11">to send queries downstream to each interface</text:span></text:p>
      <text:p text:style-name="P23"><text:soft-page-break/><text:span text:style-name="T7">Use case </text:span><text:span text:style-name="T9">6</text:span>: Client receives General Query message</text:p>
      <text:p text:style-name="P8">1. Client validates query message for errors</text:p>
      <text:p text:style-name="P8">2. For every key in hasmap a report is generated and sent back to IP dst of 224.0.0.22 <text:span text:style-name="T11">with TTL 1</text:span></text:p>
      <text:p text:style-name="P29"/>
      <text:p text:style-name="P25"/>
      <text:p text:style-name="P23"><text:span text:style-name="T7">Use case </text:span><text:span text:style-name="T10">7</text:span>: Client leaves multicast group</text:p>
      <text:p text:style-name="P9">1. <text:span text:style-name="T1">Client calls </text:span>leave<text:span text:style-name="T1">_group handler with the multicast group address as the argument</text:span></text:p>
      <text:p text:style-name="P26">2. Client removes entry with <text:span text:style-name="T1">(interface, multicast addr) </text:span>from its hashmap</text:p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6T14:01:10.290683329</meta:creation-date>
    <dc:date>2016-10-26T17:51:47.156116440</dc:date>
    <meta:editing-duration>PT2H1M6S</meta:editing-duration>
    <meta:editing-cycles>7</meta:editing-cycles>
    <meta:generator>LibreOffice/5.1.4.2$Linux_X86_64 LibreOffice_project/10m0$Build-2</meta:generator>
    <meta:document-statistic meta:table-count="0" meta:image-count="0" meta:object-count="0" meta:page-count="2" meta:paragraph-count="40" meta:word-count="431" meta:character-count="2785" meta:non-whitespace-character-count="2380"/>
  </office:meta>
</office:document-meta>
</file>